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fo:background-color="#b2b2b2"/>
    </style:style>
    <style:style style:name="ce15"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3"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4"/>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3"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4"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4"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5"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4"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3"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3"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3"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3"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3"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3"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3"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3"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3"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3"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3"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3"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3"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3"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3"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3"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3"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3"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3"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3"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 (TODO: actually give some shit here)</text:p>
          </table:table-cell>
          <table:table-cell table:style-name="ce13"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3"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3"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enemie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5">01/25/2018</text:date>, <text:time>23:01: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5T23:01:58.90</dc:date>
    <dc:creator>Seab Dinch</dc:creator>
    <meta:editing-duration>P26DT7H40M8S</meta:editing-duration>
    <meta:editing-cycles>786</meta:editing-cycles>
    <meta:document-statistic meta:table-count="1" meta:cell-count="4828" meta:object-count="0"/>
  </office:meta>
</office:document-meta>
</file>